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164fe4e" officeooo:paragraph-rsid="0164fe4e" fo:background-color="transparent" style:font-size-asian="8pt" style:font-style-asian="normal" style:font-size-complex="8pt" style:font-style-complex="normal"/>
    </style:style>
    <style:style style:name="P5" style:family="paragraph" style:parent-style-name="Standard">
      <style:text-properties fo:font-size="8pt" fo:font-style="normal" officeooo:rsid="016646f9" officeooo:paragraph-rsid="016646f9" fo:background-color="transparent" style:font-size-asian="8pt" style:font-style-asian="normal" style:font-size-complex="8pt" style:font-style-complex="normal"/>
    </style:style>
    <style:style style:name="P6" style:family="paragraph" style:parent-style-name="Standard">
      <style:text-properties fo:font-size="8pt" fo:font-style="normal" officeooo:rsid="016646f9" officeooo:paragraph-rsid="0168f310" fo:background-color="transparent" style:font-size-asian="8pt" style:font-style-asian="normal" style:font-size-complex="8pt" style:font-style-complex="normal"/>
    </style:style>
    <style:style style:name="P7" style:family="paragraph" style:parent-style-name="Standard">
      <style:text-properties fo:font-size="8pt" fo:font-style="normal" officeooo:rsid="0169f997" officeooo:paragraph-rsid="0169f997" fo:background-color="transparent" style:font-size-asian="8pt" style:font-style-asian="normal" style:font-size-complex="8pt" style:font-style-complex="normal"/>
    </style:style>
    <style:style style:name="P8" style:family="paragraph" style:parent-style-name="Standard">
      <style:text-properties fo:font-size="8pt" fo:font-style="normal" officeooo:rsid="016a55c9" officeooo:paragraph-rsid="016a55c9" fo:background-color="transparent" style:font-size-asian="8pt" style:font-style-asian="normal" style:font-size-complex="8pt" style:font-style-complex="normal"/>
    </style:style>
    <style:style style:name="P9" style:family="paragraph" style:parent-style-name="Standard">
      <style:text-properties fo:font-size="8pt" fo:font-style="normal" officeooo:rsid="016a55c9" officeooo:paragraph-rsid="017314dd" fo:background-color="transparent" style:font-size-asian="8pt" style:font-style-asian="normal" style:font-size-complex="8pt" style:font-style-complex="normal"/>
    </style:style>
    <style:style style:name="P10" style:family="paragraph" style:parent-style-name="Standard">
      <style:text-properties fo:font-size="8pt" fo:font-style="normal" officeooo:rsid="016a55c9" officeooo:paragraph-rsid="0174fe86" fo:background-color="transparent" style:font-size-asian="8pt" style:font-style-asian="normal" style:font-size-complex="8pt" style:font-style-complex="normal"/>
    </style:style>
    <style:style style:name="P11" style:family="paragraph" style:parent-style-name="Standard">
      <style:text-properties fo:font-size="8pt" fo:font-style="normal" officeooo:rsid="016a55c9" officeooo:paragraph-rsid="0176b549" fo:background-color="transparent" style:font-size-asian="8pt" style:font-style-asian="normal" style:font-size-complex="8pt" style:font-style-complex="normal"/>
    </style:style>
    <style:style style:name="P12" style:family="paragraph" style:parent-style-name="Standard">
      <style:text-properties fo:font-size="8pt" fo:font-style="normal" officeooo:rsid="016a55c9" officeooo:paragraph-rsid="017d8c7e" fo:background-color="transparent" style:font-size-asian="8pt" style:font-style-asian="normal" style:font-size-complex="8pt" style:font-style-complex="normal"/>
    </style:style>
    <style:style style:name="P13" style:family="paragraph" style:parent-style-name="Standard">
      <style:text-properties fo:font-size="8pt" fo:font-style="normal" officeooo:rsid="016a55c9" officeooo:paragraph-rsid="01843dfb" fo:background-color="transparent" style:font-size-asian="8pt" style:font-style-asian="normal" style:font-size-complex="8pt" style:font-style-complex="normal"/>
    </style:style>
    <style:style style:name="P14" style:family="paragraph" style:parent-style-name="Standard">
      <style:text-properties fo:font-size="8pt" fo:font-style="normal" officeooo:rsid="018bb3d6" officeooo:paragraph-rsid="018bb3d6" fo:background-color="transparent" style:font-size-asian="8pt" style:font-style-asian="normal" style:font-size-complex="8pt" style:font-style-complex="normal"/>
    </style:style>
    <style:style style:name="P15" style:family="paragraph" style:parent-style-name="Standard">
      <style:text-properties fo:font-size="8pt" fo:font-style="normal" officeooo:rsid="018d49db" officeooo:paragraph-rsid="018d49db" fo:background-color="transparent" style:font-size-asian="8pt" style:font-style-asian="normal" style:font-size-complex="8pt" style:font-style-complex="normal"/>
    </style:style>
    <style:style style:name="P16" style:family="paragraph" style:parent-style-name="Standard">
      <style:text-properties fo:font-size="8pt" fo:font-style="normal" officeooo:rsid="019cebdd" officeooo:paragraph-rsid="019cebdd" fo:background-color="transparent" style:font-size-asian="8pt" style:font-style-asian="normal" style:font-size-complex="8pt" style:font-style-complex="normal"/>
    </style:style>
    <style:style style:name="P17" style:family="paragraph" style:parent-style-name="Standard">
      <style:text-properties fo:font-size="8pt" fo:font-style="normal" officeooo:rsid="019cebdd" officeooo:paragraph-rsid="019d49b2" fo:background-color="transparent" style:font-size-asian="8pt" style:font-style-asian="normal" style:font-size-complex="8pt" style:font-style-complex="normal"/>
    </style:style>
    <style:style style:name="P18" style:family="paragraph" style:parent-style-name="Standard">
      <style:text-properties fo:font-size="8pt" fo:font-style="normal" officeooo:rsid="019cebdd" officeooo:paragraph-rsid="019ef6e5" fo:background-color="transparent" style:font-size-asian="8pt" style:font-style-asian="normal" style:font-size-complex="8pt" style:font-style-complex="normal"/>
    </style:style>
    <style:style style:name="P19" style:family="paragraph" style:parent-style-name="Standard">
      <style:text-properties fo:font-size="8pt" fo:font-style="normal" officeooo:rsid="019cebdd" officeooo:paragraph-rsid="01a12deb" fo:background-color="transparent" style:font-size-asian="8pt" style:font-style-asian="normal" style:font-size-complex="8pt" style:font-style-complex="normal"/>
    </style:style>
    <style:style style:name="P20" style:family="paragraph" style:parent-style-name="Standard">
      <style:text-properties fo:font-size="8pt" fo:font-style="normal" officeooo:rsid="01a296b6" officeooo:paragraph-rsid="01a63b8b" fo:background-color="transparent" style:font-size-asian="8pt" style:font-style-asian="normal" style:font-size-complex="8pt" style:font-style-complex="normal"/>
    </style:style>
    <style:style style:name="P21" style:family="paragraph" style:parent-style-name="Standard">
      <style:text-properties fo:font-size="8pt" fo:font-style="normal" officeooo:rsid="01a986c5" officeooo:paragraph-rsid="01a986c5" fo:background-color="transparent" style:font-size-asian="8pt" style:font-style-asian="normal" style:font-size-complex="8pt" style:font-style-complex="normal"/>
    </style:style>
    <style:style style:name="P22" style:family="paragraph" style:parent-style-name="Standard">
      <style:text-properties fo:font-size="8pt" fo:font-style="normal" officeooo:rsid="01a986c5" officeooo:paragraph-rsid="01ad7f21" fo:background-color="transparent" style:font-size-asian="8pt" style:font-style-asian="normal" style:font-size-complex="8pt" style:font-style-complex="normal"/>
    </style:style>
    <style:style style:name="P23" style:family="paragraph" style:parent-style-name="Standard">
      <style:text-properties fo:font-size="8pt" fo:font-style="normal" officeooo:rsid="01ae29bd" officeooo:paragraph-rsid="01ae29bd" fo:background-color="transparent" style:font-size-asian="8pt" style:font-style-asian="normal" style:font-size-complex="8pt" style:font-style-complex="normal"/>
    </style:style>
    <style:style style:name="P24" style:family="paragraph" style:parent-style-name="Standard">
      <style:text-properties fo:font-size="8pt" fo:font-style="normal" officeooo:rsid="01b37139" officeooo:paragraph-rsid="01b37139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1b646aa" officeooo:paragraph-rsid="01b646aa" fo:background-color="transparent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1b646aa" officeooo:paragraph-rsid="01b83b69" fo:background-color="transparent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ize="8pt" fo:font-style="normal" officeooo:rsid="01b646aa" officeooo:paragraph-rsid="01bde3c5" fo:background-color="transparent" style:font-size-asian="8pt" style:font-style-asian="normal" style:font-size-complex="8pt" style:font-style-complex="normal"/>
    </style:style>
    <style:style style:name="P28" style:family="paragraph" style:parent-style-name="Standard">
      <style:text-properties fo:font-size="8pt" fo:font-style="normal" officeooo:rsid="01b646aa" officeooo:paragraph-rsid="01c35bb2" fo:background-color="transparent" style:font-size-asian="8pt" style:font-style-asian="normal" style:font-size-complex="8pt" style:font-style-complex="normal"/>
    </style:style>
    <style:style style:name="P29" style:family="paragraph" style:parent-style-name="Standard">
      <style:text-properties fo:font-size="8pt" fo:font-style="normal" officeooo:rsid="01b646aa" officeooo:paragraph-rsid="01cb0403" fo:background-color="transparent" style:font-size-asian="8pt" style:font-style-asian="normal" style:font-size-complex="8pt" style:font-style-complex="normal"/>
    </style:style>
    <style:style style:name="P30" style:family="paragraph" style:parent-style-name="Standard">
      <style:text-properties fo:font-size="8pt" fo:font-style="normal" officeooo:rsid="01b646aa" officeooo:paragraph-rsid="01d6fc16" fo:background-color="transparent" style:font-size-asian="8pt" style:font-style-asian="normal" style:font-size-complex="8pt" style:font-style-complex="normal"/>
    </style:style>
    <style:style style:name="P31" style:family="paragraph" style:parent-style-name="Standard">
      <style:text-properties fo:font-size="8pt" fo:font-style="normal" officeooo:rsid="01d99a96" officeooo:paragraph-rsid="01d99a96" fo:background-color="transparent" style:font-size-asian="8pt" style:font-style-asian="normal" style:font-size-complex="8pt" style:font-style-complex="normal"/>
    </style:style>
    <style:style style:name="P32" style:family="paragraph" style:parent-style-name="Standard">
      <style:text-properties fo:font-size="8pt" fo:font-style="normal" officeooo:rsid="01d99a96" officeooo:paragraph-rsid="01db9c73" fo:background-color="transparent" style:font-size-asian="8pt" style:font-style-asian="normal" style:font-size-complex="8pt" style:font-style-complex="normal"/>
    </style:style>
    <style:style style:name="P33" style:family="paragraph" style:parent-style-name="Standard">
      <style:text-properties fo:font-size="8pt" fo:font-style="normal" officeooo:rsid="01d99a96" officeooo:paragraph-rsid="01dee9c9" fo:background-color="transparent" style:font-size-asian="8pt" style:font-style-asian="normal" style:font-size-complex="8pt" style:font-style-complex="normal"/>
    </style:style>
    <style:style style:name="P34" style:family="paragraph" style:parent-style-name="Standard">
      <style:text-properties fo:font-size="8pt" fo:font-style="normal" officeooo:rsid="01d99a96" officeooo:paragraph-rsid="01e34ae3" fo:background-color="transparent" style:font-size-asian="8pt" style:font-style-asian="normal" style:font-size-complex="8pt" style:font-style-complex="normal"/>
    </style:style>
    <style:style style:name="P35" style:family="paragraph" style:parent-style-name="Standard">
      <style:text-properties fo:font-size="8pt" fo:font-style="normal" officeooo:rsid="01d6fc16" officeooo:paragraph-rsid="01d6fc16" fo:background-color="transparent" style:font-size-asian="8pt" style:font-style-asian="normal" style:font-size-complex="8pt" style:font-style-complex="normal"/>
    </style:style>
    <style:style style:name="P36" style:family="paragraph" style:parent-style-name="Standard">
      <style:text-properties fo:font-size="8pt" fo:font-style="normal" officeooo:rsid="01e42962" officeooo:paragraph-rsid="01e42962" fo:background-color="transparent" style:font-size-asian="8pt" style:font-style-asian="normal" style:font-size-complex="8pt" style:font-style-complex="normal"/>
    </style:style>
    <style:style style:name="P37" style:family="paragraph" style:parent-style-name="Standard">
      <style:text-properties fo:font-size="8pt" fo:font-style="normal" officeooo:rsid="01ec5db9" officeooo:paragraph-rsid="01ec5db9" fo:background-color="transparent" style:font-size-asian="8pt" style:font-style-asian="normal" style:font-size-complex="8pt" style:font-style-complex="normal"/>
    </style:style>
    <style:style style:name="P38" style:family="paragraph" style:parent-style-name="Standard">
      <style:text-properties fo:font-size="8pt" fo:font-style="normal" officeooo:rsid="01f0e49a" officeooo:paragraph-rsid="01f3286d" fo:background-color="transparent" style:font-size-asian="8pt" style:font-style-asian="normal" style:font-size-complex="8pt" style:font-style-complex="normal"/>
    </style:style>
    <style:style style:name="P39" style:family="paragraph" style:parent-style-name="Standard">
      <style:text-properties fo:font-size="8pt" fo:font-style="normal" officeooo:rsid="01f0e49a" officeooo:paragraph-rsid="01fa2488" fo:background-color="transparent" style:font-size-asian="8pt" style:font-style-asian="normal" style:font-size-complex="8pt" style:font-style-complex="normal"/>
    </style:style>
    <style:style style:name="P40" style:family="paragraph" style:parent-style-name="Standard">
      <style:text-properties fo:font-size="8pt" fo:font-style="normal" officeooo:rsid="01f0e49a" officeooo:paragraph-rsid="02065204" fo:background-color="transparent" style:font-size-asian="8pt" style:font-style-asian="normal" style:font-size-complex="8pt" style:font-style-complex="normal"/>
    </style:style>
    <style:style style:name="P41" style:family="paragraph" style:parent-style-name="Standard">
      <style:text-properties fo:font-size="8pt" fo:font-style="normal" officeooo:rsid="0207c8df" officeooo:paragraph-rsid="0207c8df" fo:background-color="transparent" style:font-size-asian="8pt" style:font-style-asian="normal" style:font-size-complex="8pt" style:font-style-complex="normal"/>
    </style:style>
    <style:style style:name="P42" style:family="paragraph" style:parent-style-name="Standard">
      <style:text-properties fo:font-size="8pt" fo:font-style="normal" officeooo:rsid="0207c8df" officeooo:paragraph-rsid="02091814" fo:background-color="transparent" style:font-size-asian="8pt" style:font-style-asian="normal" style:font-size-complex="8pt" style:font-style-complex="normal"/>
    </style:style>
    <style:style style:name="P43" style:family="paragraph" style:parent-style-name="Standard">
      <style:text-properties fo:font-size="8pt" fo:font-style="normal" officeooo:rsid="0207c8df" officeooo:paragraph-rsid="020b6442" fo:background-color="transparent" style:font-size-asian="8pt" style:font-style-asian="normal" style:font-size-complex="8pt" style:font-style-complex="normal"/>
    </style:style>
    <style:style style:name="P44" style:family="paragraph" style:parent-style-name="Standard">
      <style:text-properties fo:font-size="8pt" fo:font-style="normal" officeooo:rsid="0207c8df" officeooo:paragraph-rsid="0214218c" fo:background-color="transparent" style:font-size-asian="8pt" style:font-style-asian="normal" style:font-size-complex="8pt" style:font-style-complex="normal"/>
    </style:style>
    <style:style style:name="P45" style:family="paragraph" style:parent-style-name="Standard">
      <style:text-properties fo:font-size="8pt" fo:font-style="normal" officeooo:rsid="0217dd4e" officeooo:paragraph-rsid="0217dd4e" fo:background-color="transparent" style:font-size-asian="8pt" style:font-style-asian="normal" style:font-size-complex="8pt" style:font-style-complex="normal"/>
    </style:style>
    <style:style style:name="P46" style:family="paragraph" style:parent-style-name="Standard">
      <style:text-properties fo:font-size="8pt" fo:font-style="normal" officeooo:rsid="0217dd4e" officeooo:paragraph-rsid="021f2712" fo:background-color="transparent" style:font-size-asian="8pt" style:font-style-asian="normal" style:font-size-complex="8pt" style:font-style-complex="normal"/>
    </style:style>
    <style:style style:name="P47" style:family="paragraph" style:parent-style-name="Standard">
      <style:text-properties fo:font-size="8pt" fo:font-style="normal" officeooo:rsid="0217dd4e" officeooo:paragraph-rsid="0222eb7c" fo:background-color="transparent" style:font-size-asian="8pt" style:font-style-asian="normal" style:font-size-complex="8pt" style:font-style-complex="normal"/>
    </style:style>
    <style:style style:name="P48" style:family="paragraph" style:parent-style-name="Standard">
      <style:text-properties fo:font-size="8pt" fo:font-style="normal" officeooo:rsid="0217dd4e" officeooo:paragraph-rsid="022d50c5" fo:background-color="transparent" style:font-size-asian="8pt" style:font-style-asian="normal" style:font-size-complex="8pt" style:font-style-complex="normal"/>
    </style:style>
    <style:style style:name="P49" style:family="paragraph" style:parent-style-name="Standard">
      <style:text-properties fo:font-size="8pt" fo:font-style="normal" officeooo:rsid="0217dd4e" officeooo:paragraph-rsid="0230cf36" fo:background-color="transparent" style:font-size-asian="8pt" style:font-style-asian="normal" style:font-size-complex="8pt" style:font-style-complex="normal"/>
    </style:style>
    <style:style style:name="P50" style:family="paragraph" style:parent-style-name="Standard">
      <style:text-properties fo:font-size="8pt" fo:font-style="normal" officeooo:rsid="0217dd4e" officeooo:paragraph-rsid="0233b2f8" fo:background-color="transparent" style:font-size-asian="8pt" style:font-style-asian="normal" style:font-size-complex="8pt" style:font-style-complex="normal"/>
    </style:style>
    <style:style style:name="P51" style:family="paragraph" style:parent-style-name="Standard">
      <style:text-properties fo:font-size="8pt" fo:font-style="normal" officeooo:rsid="0217dd4e" officeooo:paragraph-rsid="0271673c" fo:background-color="transparent" style:font-size-asian="8pt" style:font-style-asian="normal" style:font-size-complex="8pt" style:font-style-complex="normal"/>
    </style:style>
    <style:style style:name="P52" style:family="paragraph" style:parent-style-name="Standard">
      <style:text-properties fo:font-size="8pt" fo:font-style="normal" officeooo:rsid="020effee" officeooo:paragraph-rsid="0214218c" fo:background-color="transparent" style:font-size-asian="8pt" style:font-style-asian="normal" style:font-size-complex="8pt" style:font-style-complex="normal"/>
    </style:style>
    <style:style style:name="P53" style:family="paragraph" style:parent-style-name="Standard">
      <style:text-properties fo:font-size="8pt" fo:font-style="normal" officeooo:rsid="023643b5" officeooo:paragraph-rsid="023643b5" fo:background-color="transparent" style:font-size-asian="8pt" style:font-style-asian="normal" style:font-size-complex="8pt" style:font-style-complex="normal"/>
    </style:style>
    <style:style style:name="P54" style:family="paragraph" style:parent-style-name="Standard">
      <style:text-properties fo:font-size="8pt" fo:font-style="normal" officeooo:rsid="023643b5" officeooo:paragraph-rsid="023a8683" fo:background-color="transparent" style:font-size-asian="8pt" style:font-style-asian="normal" style:font-size-complex="8pt" style:font-style-complex="normal"/>
    </style:style>
    <style:style style:name="P55" style:family="paragraph" style:parent-style-name="Standard">
      <style:text-properties fo:font-size="8pt" fo:font-style="normal" officeooo:rsid="023643b5" officeooo:paragraph-rsid="0242970f" fo:background-color="transparent" style:font-size-asian="8pt" style:font-style-asian="normal" style:font-size-complex="8pt" style:font-style-complex="normal"/>
    </style:style>
    <style:style style:name="P56" style:family="paragraph" style:parent-style-name="Standard">
      <style:text-properties fo:font-size="8pt" fo:font-style="normal" officeooo:rsid="023643b5" officeooo:paragraph-rsid="0252d166" fo:background-color="transparent" style:font-size-asian="8pt" style:font-style-asian="normal" style:font-size-complex="8pt" style:font-style-complex="normal"/>
    </style:style>
    <style:style style:name="P57" style:family="paragraph" style:parent-style-name="Standard">
      <style:text-properties fo:font-size="8pt" fo:font-style="normal" officeooo:rsid="023643b5" officeooo:paragraph-rsid="02592119" fo:background-color="transparent" style:font-size-asian="8pt" style:font-style-asian="normal" style:font-size-complex="8pt" style:font-style-complex="normal"/>
    </style:style>
    <style:style style:name="P58" style:family="paragraph" style:parent-style-name="Standard">
      <style:text-properties fo:font-size="8pt" fo:font-style="normal" officeooo:rsid="025c0ce5" officeooo:paragraph-rsid="025c0ce5" fo:background-color="transparent" style:font-size-asian="8pt" style:font-style-asian="normal" style:font-size-complex="8pt" style:font-style-complex="normal"/>
    </style:style>
    <style:style style:name="P59" style:family="paragraph" style:parent-style-name="Standard">
      <style:text-properties fo:font-size="8pt" fo:font-style="normal" officeooo:rsid="025c0ce5" officeooo:paragraph-rsid="025eb684" fo:background-color="transparent" style:font-size-asian="8pt" style:font-style-asian="normal" style:font-size-complex="8pt" style:font-style-complex="normal"/>
    </style:style>
    <style:style style:name="P60" style:family="paragraph" style:parent-style-name="Standard">
      <style:text-properties fo:font-size="8pt" fo:font-style="normal" officeooo:rsid="023a8683" officeooo:paragraph-rsid="024b31a9" fo:background-color="transparent" style:font-size-asian="8pt" style:font-style-asian="normal" style:font-size-complex="8pt" style:font-style-complex="normal"/>
    </style:style>
    <style:style style:name="P61" style:family="paragraph" style:parent-style-name="Standard">
      <style:text-properties fo:font-size="8pt" fo:font-style="normal" officeooo:rsid="02747269" officeooo:paragraph-rsid="027357ee" fo:background-color="transparent" style:font-size-asian="8pt" style:font-style-asian="normal" style:font-size-complex="8pt" style:font-style-complex="normal"/>
    </style:style>
    <style:style style:name="P62" style:family="paragraph" style:parent-style-name="Standard">
      <style:text-properties fo:font-size="8pt" fo:font-style="normal" officeooo:rsid="02747269" officeooo:paragraph-rsid="02752c9f" fo:background-color="transparent" style:font-size-asian="8pt" style:font-style-asian="normal" style:font-size-complex="8pt" style:font-style-complex="normal"/>
    </style:style>
    <style:style style:name="P63" style:family="paragraph" style:parent-style-name="Standard">
      <style:text-properties fo:font-size="8pt" fo:font-style="normal" officeooo:rsid="02747269" officeooo:paragraph-rsid="027650dd" fo:background-color="transparent" style:font-size-asian="8pt" style:font-style-asian="normal" style:font-size-complex="8pt" style:font-style-complex="normal"/>
    </style:style>
    <style:style style:name="P64" style:family="paragraph" style:parent-style-name="Standard">
      <style:text-properties fo:font-size="8pt" fo:font-style="normal" officeooo:rsid="0278a933" officeooo:paragraph-rsid="0278a933" fo:background-color="transparent" style:font-size-asian="8pt" style:font-style-asian="normal" style:font-size-complex="8pt" style:font-style-complex="normal"/>
    </style:style>
    <style:style style:name="P65" style:family="paragraph" style:parent-style-name="Standard">
      <style:text-properties fo:font-size="8pt" fo:font-style="normal" officeooo:rsid="0278a933" officeooo:paragraph-rsid="027d67b2" fo:background-color="transparent" style:font-size-asian="8pt" style:font-style-asian="normal" style:font-size-complex="8pt" style:font-style-complex="normal"/>
    </style:style>
    <style:style style:name="P66" style:family="paragraph" style:parent-style-name="Standard">
      <style:text-properties fo:font-size="8pt" fo:font-style="normal" officeooo:rsid="0278a933" officeooo:paragraph-rsid="027ee47a" fo:background-color="transparent" style:font-size-asian="8pt" style:font-style-asian="normal" style:font-size-complex="8pt" style:font-style-complex="normal"/>
    </style:style>
    <style:style style:name="P67" style:family="paragraph" style:parent-style-name="Standard">
      <style:text-properties fo:font-size="8pt" fo:font-style="normal" officeooo:rsid="0278a933" officeooo:paragraph-rsid="02841af0" fo:background-color="transparent" style:font-size-asian="8pt" style:font-style-asian="normal" style:font-size-complex="8pt" style:font-style-complex="normal"/>
    </style:style>
    <style:style style:name="P68" style:family="paragraph" style:parent-style-name="Standard">
      <style:text-properties fo:font-size="8pt" fo:font-style="normal" officeooo:rsid="0278a933" officeooo:paragraph-rsid="02867aa0" fo:background-color="transparent" style:font-size-asian="8pt" style:font-style-asian="normal" style:font-size-complex="8pt" style:font-style-complex="normal"/>
    </style:style>
    <style:style style:name="P69" style:family="paragraph" style:parent-style-name="Standard">
      <style:text-properties fo:font-size="8pt" fo:font-style="normal" officeooo:rsid="0278a933" officeooo:paragraph-rsid="028792b7" fo:background-color="transparent" style:font-size-asian="8pt" style:font-style-asian="normal" style:font-size-complex="8pt" style:font-style-complex="normal"/>
    </style:style>
    <style:style style:name="P70" style:family="paragraph" style:parent-style-name="Standard">
      <style:text-properties fo:font-size="8pt" fo:font-style="normal" officeooo:rsid="0278a933" officeooo:paragraph-rsid="028d9850" fo:background-color="transparent" style:font-size-asian="8pt" style:font-style-asian="normal" style:font-size-complex="8pt" style:font-style-complex="normal"/>
    </style:style>
    <style:style style:name="P71" style:family="paragraph" style:parent-style-name="Standard">
      <style:text-properties fo:font-size="8pt" fo:font-style="normal" officeooo:rsid="0295bb58" officeooo:paragraph-rsid="0295bb58" fo:background-color="transparent" style:font-size-asian="8pt" style:font-style-asian="normal" style:font-size-complex="8pt" style:font-style-complex="normal"/>
    </style:style>
    <style:style style:name="P72" style:family="paragraph" style:parent-style-name="Standard">
      <style:text-properties fo:font-size="8pt" fo:font-style="normal" officeooo:rsid="02962d11" officeooo:paragraph-rsid="0297f567" fo:background-color="transparent" style:font-size-asian="8pt" style:font-style-asian="normal" style:font-size-complex="8pt" style:font-style-complex="normal"/>
    </style:style>
    <style:style style:name="P73" style:family="paragraph" style:parent-style-name="Standard">
      <style:text-properties fo:font-size="8pt" fo:font-style="normal" officeooo:rsid="0298bd0b" officeooo:paragraph-rsid="0298bd0b" fo:background-color="transparent" style:font-size-asian="8pt" style:font-style-asian="normal" style:font-size-complex="8pt" style:font-style-complex="normal"/>
    </style:style>
    <style:style style:name="P74" style:family="paragraph" style:parent-style-name="Standard">
      <style:text-properties fo:font-size="8pt" fo:font-style="normal" officeooo:rsid="029a9c3e" officeooo:paragraph-rsid="029a9c3e" fo:background-color="transparent" style:font-size-asian="8pt" style:font-style-asian="normal" style:font-size-complex="8pt" style:font-style-complex="normal"/>
    </style:style>
    <style:style style:name="P75" style:family="paragraph" style:parent-style-name="Standard">
      <style:text-properties fo:font-size="8pt" fo:font-style="normal" officeooo:rsid="029a9c3e" officeooo:paragraph-rsid="029b3cd8" fo:background-color="transparent" style:font-size-asian="8pt" style:font-style-asian="normal" style:font-size-complex="8pt" style:font-style-complex="normal"/>
    </style:style>
    <style:style style:name="P76" style:family="paragraph" style:parent-style-name="Standard">
      <style:text-properties fo:font-size="8pt" fo:font-style="normal" officeooo:rsid="029a9c3e" officeooo:paragraph-rsid="029e775e" fo:background-color="transparent" style:font-size-asian="8pt" style:font-style-asian="normal" style:font-size-complex="8pt" style:font-style-complex="normal"/>
    </style:style>
    <style:style style:name="P77" style:family="paragraph" style:parent-style-name="Standard">
      <style:text-properties fo:font-size="8pt" fo:font-style="normal" officeooo:rsid="029a9c3e" officeooo:paragraph-rsid="02a30e7c" fo:background-color="transparent" style:font-size-asian="8pt" style:font-style-asian="normal" style:font-size-complex="8pt" style:font-style-complex="normal"/>
    </style:style>
    <style:style style:name="P78" style:family="paragraph" style:parent-style-name="Standard">
      <style:text-properties fo:font-size="8pt" fo:font-style="normal" officeooo:rsid="029a9c3e" officeooo:paragraph-rsid="02a9a202" fo:background-color="transparent" style:font-size-asian="8pt" style:font-style-asian="normal" style:font-size-complex="8pt" style:font-style-complex="normal"/>
    </style:style>
    <style:style style:name="P79" style:family="paragraph" style:parent-style-name="Standard">
      <style:text-properties fo:font-size="8pt" fo:font-style="normal" officeooo:rsid="029a9c3e" officeooo:paragraph-rsid="02ac547a" fo:background-color="transparent" style:font-size-asian="8pt" style:font-style-asian="normal" style:font-size-complex="8pt" style:font-style-complex="normal"/>
    </style:style>
    <style:style style:name="P80" style:family="paragraph" style:parent-style-name="Standard">
      <style:text-properties fo:font-size="8pt" fo:font-style="normal" officeooo:rsid="029a9c3e" officeooo:paragraph-rsid="02ac76f2" fo:background-color="transparent" style:font-size-asian="8pt" style:font-style-asian="normal" style:font-size-complex="8pt" style:font-style-complex="normal"/>
    </style:style>
    <style:style style:name="P81" style:family="paragraph" style:parent-style-name="Standard">
      <style:text-properties fo:font-size="8pt" fo:font-style="normal" officeooo:rsid="02ac99d0" officeooo:paragraph-rsid="02ac99d0" fo:background-color="transparent" style:font-size-asian="8pt" style:font-style-asian="normal" style:font-size-complex="8pt" style:font-style-complex="normal"/>
    </style:style>
    <style:style style:name="P82" style:family="paragraph" style:parent-style-name="Standard">
      <style:text-properties fo:font-size="8pt" fo:font-style="normal" officeooo:rsid="02af14d9" officeooo:paragraph-rsid="02b12a6f" fo:background-color="transparent" style:font-size-asian="8pt" style:font-style-asian="normal" style:font-size-complex="8pt" style:font-style-complex="normal"/>
    </style:style>
    <style:style style:name="P83" style:family="paragraph" style:parent-style-name="Standard">
      <style:text-properties fo:font-size="8pt" fo:font-style="normal" officeooo:rsid="02af14d9" officeooo:paragraph-rsid="02b4e72a" fo:background-color="transparent" style:font-size-asian="8pt" style:font-style-asian="normal" style:font-size-complex="8pt" style:font-style-complex="normal"/>
    </style:style>
    <style:style style:name="P84" style:family="paragraph" style:parent-style-name="Standard">
      <style:text-properties fo:font-size="8pt" fo:font-style="normal" officeooo:rsid="02af14d9" officeooo:paragraph-rsid="02b8c64d" fo:background-color="transparent" style:font-size-asian="8pt" style:font-style-asian="normal" style:font-size-complex="8pt" style:font-style-complex="normal"/>
    </style:style>
    <style:style style:name="P85" style:family="paragraph" style:parent-style-name="Standard">
      <style:text-properties fo:font-size="8pt" fo:font-style="normal" officeooo:rsid="02af14d9" officeooo:paragraph-rsid="02bb8e4d" fo:background-color="transparent" style:font-size-asian="8pt" style:font-style-asian="normal" style:font-size-complex="8pt" style:font-style-complex="normal"/>
    </style:style>
    <style:style style:name="P86" style:family="paragraph" style:parent-style-name="Standard">
      <style:text-properties fo:font-size="8pt" fo:font-style="normal" officeooo:rsid="02af14d9" officeooo:paragraph-rsid="02bc65c5" fo:background-color="transparent" style:font-size-asian="8pt" style:font-style-asian="normal" style:font-size-complex="8pt" style:font-style-complex="normal"/>
    </style:style>
    <style:style style:name="P87" style:family="paragraph" style:parent-style-name="Standard">
      <style:text-properties fo:font-size="8pt" fo:font-style="normal" officeooo:rsid="02bcdbc3" officeooo:paragraph-rsid="02bcdbc3" fo:background-color="transparent" style:font-size-asian="8pt" style:font-style-asian="normal" style:font-size-complex="8pt" style:font-style-complex="normal"/>
    </style:style>
    <style:style style:name="P88" style:family="paragraph" style:parent-style-name="Standard">
      <style:text-properties fo:font-size="8pt" fo:font-style="normal" officeooo:rsid="02bcdbc3" officeooo:paragraph-rsid="02befaa5" fo:background-color="transparent" style:font-size-asian="8pt" style:font-style-asian="normal" style:font-size-complex="8pt" style:font-style-complex="normal"/>
    </style:style>
    <style:style style:name="P89" style:family="paragraph" style:parent-style-name="Standard">
      <style:text-properties fo:font-size="8pt" fo:font-style="normal" officeooo:rsid="02bcdbc3" officeooo:paragraph-rsid="02c79541" fo:background-color="transparent" style:font-size-asian="8pt" style:font-style-asian="normal" style:font-size-complex="8pt" style:font-style-complex="normal"/>
    </style:style>
    <style:style style:name="P90" style:family="paragraph" style:parent-style-name="Standard">
      <style:text-properties fo:font-size="8pt" fo:font-style="normal" officeooo:rsid="02bcdbc3" officeooo:paragraph-rsid="02c8a60c" fo:background-color="transparent" style:font-size-asian="8pt" style:font-style-asian="normal" style:font-size-complex="8pt" style:font-style-complex="normal"/>
    </style:style>
    <style:style style:name="P91" style:family="paragraph" style:parent-style-name="Standard">
      <style:text-properties fo:font-size="8pt" fo:font-style="normal" officeooo:rsid="02ca25a5" officeooo:paragraph-rsid="02ca25a5" fo:background-color="transparent" style:font-size-asian="8pt" style:font-style-asian="normal" style:font-size-complex="8pt" style:font-style-complex="normal"/>
    </style:style>
    <style:style style:name="P92" style:family="paragraph" style:parent-style-name="Standard">
      <style:text-properties fo:font-size="8pt" fo:font-style="normal" officeooo:rsid="02ca25a5" officeooo:paragraph-rsid="02d52bd8" fo:background-color="transparent" style:font-size-asian="8pt" style:font-style-asian="normal" style:font-size-complex="8pt" style:font-style-complex="normal"/>
    </style:style>
    <style:style style:name="P93" style:family="paragraph" style:parent-style-name="Standard">
      <style:text-properties fo:font-size="8pt" fo:font-style="normal" officeooo:rsid="02ca25a5" officeooo:paragraph-rsid="02d6d78b" fo:background-color="transparent" style:font-size-asian="8pt" style:font-style-asian="normal" style:font-size-complex="8pt" style:font-style-complex="normal"/>
    </style:style>
    <style:style style:name="P94" style:family="paragraph" style:parent-style-name="Standard">
      <style:text-properties fo:font-size="8pt" fo:font-style="normal" officeooo:rsid="02ca25a5" officeooo:paragraph-rsid="02d8cd60" fo:background-color="transparent" style:font-size-asian="8pt" style:font-style-asian="normal" style:font-size-complex="8pt" style:font-style-complex="normal"/>
    </style:style>
    <style:style style:name="P95" style:family="paragraph" style:parent-style-name="Standard">
      <style:text-properties fo:font-size="8pt" fo:font-style="normal" officeooo:rsid="02ca25a5" officeooo:paragraph-rsid="02dc8738" fo:background-color="transparent" style:font-size-asian="8pt" style:font-style-asian="normal" style:font-size-complex="8pt" style:font-style-complex="normal"/>
    </style:style>
    <style:style style:name="P96" style:family="paragraph" style:parent-style-name="Standard">
      <style:text-properties fo:font-size="8pt" fo:font-style="normal" officeooo:rsid="02ca25a5" officeooo:paragraph-rsid="02df489f" fo:background-color="transparent" style:font-size-asian="8pt" style:font-style-asian="normal" style:font-size-complex="8pt" style:font-style-complex="normal"/>
    </style:style>
    <style:style style:name="P97" style:family="paragraph" style:parent-style-name="Standard">
      <style:text-properties fo:font-size="8pt" fo:font-style="normal" officeooo:rsid="02ca25a5" officeooo:paragraph-rsid="02e1f5a3" fo:background-color="transparent" style:font-size-asian="8pt" style:font-style-asian="normal" style:font-size-complex="8pt" style:font-style-complex="normal"/>
    </style:style>
    <style:style style:name="P98" style:family="paragraph" style:parent-style-name="Standard">
      <style:text-properties fo:font-size="8pt" fo:font-style="normal" officeooo:rsid="02ca25a5" officeooo:paragraph-rsid="02e45da6" fo:background-color="transparent" style:font-size-asian="8pt" style:font-style-asian="normal" style:font-size-complex="8pt" style:font-style-complex="normal"/>
    </style:style>
    <style:style style:name="P99" style:family="paragraph" style:parent-style-name="Standard">
      <style:text-properties fo:font-size="8pt" fo:font-style="normal" officeooo:rsid="02ca25a5" officeooo:paragraph-rsid="02e5a6c8" fo:background-color="transparent" style:font-size-asian="8pt" style:font-style-asian="normal" style:font-size-complex="8pt" style:font-style-complex="normal"/>
    </style:style>
    <style:style style:name="P100" style:family="paragraph" style:parent-style-name="Standard">
      <style:text-properties fo:font-size="8pt" fo:font-style="normal" officeooo:rsid="02ca25a5" officeooo:paragraph-rsid="02ed3385" fo:background-color="transparent" style:font-size-asian="8pt" style:font-style-asian="normal" style:font-size-complex="8pt" style:font-style-complex="normal"/>
    </style:style>
    <style:style style:name="P101" style:family="paragraph" style:parent-style-name="Standard">
      <style:text-properties fo:font-size="8pt" fo:font-style="normal" officeooo:rsid="02efbdb6" officeooo:paragraph-rsid="02efbdb6" fo:background-color="transparent" style:font-size-asian="8pt" style:font-style-asian="normal" style:font-size-complex="8pt" style:font-style-complex="normal"/>
    </style:style>
    <style:style style:name="P102" style:family="paragraph" style:parent-style-name="Standard">
      <style:text-properties fo:font-size="8pt" fo:font-style="normal" officeooo:rsid="02efbdb6" officeooo:paragraph-rsid="02f13884" fo:background-color="transparent" style:font-size-asian="8pt" style:font-style-asian="normal" style:font-size-complex="8pt" style:font-style-complex="normal"/>
    </style:style>
    <style:style style:name="P103" style:family="paragraph" style:parent-style-name="Standard">
      <style:text-properties fo:font-size="8pt" fo:font-style="normal" officeooo:rsid="02efbdb6" officeooo:paragraph-rsid="02f309e6" fo:background-color="transparent" style:font-size-asian="8pt" style:font-style-asian="normal" style:font-size-complex="8pt" style:font-style-complex="normal"/>
    </style:style>
    <style:style style:name="P104" style:family="paragraph" style:parent-style-name="Standard">
      <style:text-properties fo:font-size="8pt" fo:font-style="normal" officeooo:rsid="02efbdb6" officeooo:paragraph-rsid="02fd224e" fo:background-color="transparent" style:font-size-asian="8pt" style:font-style-asian="normal" style:font-size-complex="8pt" style:font-style-complex="normal"/>
    </style:style>
    <style:style style:name="P105" style:family="paragraph" style:parent-style-name="Standard">
      <style:text-properties fo:font-size="8pt" fo:font-style="normal" officeooo:rsid="0289d04a" officeooo:paragraph-rsid="028d9850" fo:background-color="transparent" style:font-size-asian="8pt" style:font-style-asian="normal" style:font-size-complex="8pt" style:font-style-complex="normal"/>
    </style:style>
    <style:style style:name="P106" style:family="paragraph" style:parent-style-name="Standard">
      <style:text-properties fo:font-size="8pt" fo:font-style="normal" officeooo:rsid="028d9850" officeooo:paragraph-rsid="028d9850" fo:background-color="transparent" style:font-size-asian="8pt" style:font-style-asian="normal" style:font-size-complex="8pt" style:font-style-complex="normal"/>
    </style:style>
    <style:style style:name="P107" style:family="paragraph" style:parent-style-name="Standard">
      <style:text-properties fo:font-size="8pt" fo:font-style="normal" officeooo:rsid="028d9850" officeooo:paragraph-rsid="029474ba" fo:background-color="transparent" style:font-size-asian="8pt" style:font-style-asian="normal" style:font-size-complex="8pt" style:font-style-complex="normal"/>
    </style:style>
    <style:style style:name="P108" style:family="paragraph" style:parent-style-name="Standard">
      <style:text-properties fo:font-size="8pt" fo:font-style="normal" officeooo:rsid="02efbdb6" officeooo:paragraph-rsid="02ff0d9f" fo:background-color="transparent" style:font-size-asian="8pt" style:font-style-asian="normal" style:font-size-complex="8pt" style:font-style-complex="normal"/>
    </style:style>
    <style:style style:name="P109" style:family="paragraph" style:parent-style-name="Standard">
      <style:text-properties fo:font-size="8pt" fo:font-style="normal" officeooo:rsid="02efbdb6" officeooo:paragraph-rsid="03010479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  <style:style style:name="T9" style:family="text">
      <style:text-properties officeooo:rsid="0164fe4e"/>
    </style:style>
    <style:style style:name="T10" style:family="text">
      <style:text-properties officeooo:rsid="0167be32"/>
    </style:style>
    <style:style style:name="T11" style:family="text">
      <style:text-properties officeooo:rsid="016a66f8"/>
    </style:style>
    <style:style style:name="T12" style:family="text">
      <style:text-properties officeooo:rsid="016cb17a"/>
    </style:style>
    <style:style style:name="T13" style:family="text">
      <style:text-properties officeooo:rsid="017314dd"/>
    </style:style>
    <style:style style:name="T14" style:family="text">
      <style:text-properties officeooo:rsid="0174fe86"/>
    </style:style>
    <style:style style:name="T15" style:family="text">
      <style:text-properties officeooo:rsid="0176b549"/>
    </style:style>
    <style:style style:name="T16" style:family="text">
      <style:text-properties officeooo:rsid="017d8c7e"/>
    </style:style>
    <style:style style:name="T17" style:family="text">
      <style:text-properties officeooo:rsid="017f654a"/>
    </style:style>
    <style:style style:name="T18" style:family="text">
      <style:text-properties officeooo:rsid="0182fe7e"/>
    </style:style>
    <style:style style:name="T19" style:family="text">
      <style:text-properties officeooo:rsid="01843dfb"/>
    </style:style>
    <style:style style:name="T20" style:family="text">
      <style:text-properties officeooo:rsid="01863d9d"/>
    </style:style>
    <style:style style:name="T21" style:family="text">
      <style:text-properties officeooo:rsid="01880b37"/>
    </style:style>
    <style:style style:name="T22" style:family="text">
      <style:text-properties officeooo:rsid="018e3e12"/>
    </style:style>
    <style:style style:name="T23" style:family="text">
      <style:text-properties officeooo:rsid="018f687f"/>
    </style:style>
    <style:style style:name="T24" style:family="text">
      <style:text-properties officeooo:rsid="018fa211"/>
    </style:style>
    <style:style style:name="T25" style:family="text">
      <style:text-properties officeooo:rsid="0196b1b2"/>
    </style:style>
    <style:style style:name="T26" style:family="text">
      <style:text-properties officeooo:rsid="019bd86d"/>
    </style:style>
    <style:style style:name="T27" style:family="text">
      <style:text-properties officeooo:rsid="019d49b2"/>
    </style:style>
    <style:style style:name="T28" style:family="text">
      <style:text-properties fo:font-size="6pt" officeooo:rsid="019d49b2" style:font-size-asian="6pt" style:font-size-complex="6pt"/>
    </style:style>
    <style:style style:name="T29" style:family="text">
      <style:text-properties officeooo:rsid="019ef6e5"/>
    </style:style>
    <style:style style:name="T30" style:family="text">
      <style:text-properties officeooo:rsid="01a0c94c"/>
    </style:style>
    <style:style style:name="T31" style:family="text">
      <style:text-properties officeooo:rsid="01a7cae3"/>
    </style:style>
    <style:style style:name="T32" style:family="text">
      <style:text-properties officeooo:rsid="01aa6111"/>
    </style:style>
    <style:style style:name="T33" style:family="text">
      <style:text-properties officeooo:rsid="01ab8bf6"/>
    </style:style>
    <style:style style:name="T34" style:family="text">
      <style:text-properties officeooo:rsid="01ad7f21"/>
    </style:style>
    <style:style style:name="T35" style:family="text">
      <style:text-properties officeooo:rsid="01ae29bd"/>
    </style:style>
    <style:style style:name="T36" style:family="text">
      <style:text-properties officeooo:rsid="01af3d86"/>
    </style:style>
    <style:style style:name="T37" style:family="text">
      <style:text-properties officeooo:rsid="01b4db36"/>
    </style:style>
    <style:style style:name="T38" style:family="text">
      <style:text-properties officeooo:rsid="01b73acf"/>
    </style:style>
    <style:style style:name="T39" style:family="text">
      <style:text-properties officeooo:rsid="01b83b69"/>
    </style:style>
    <style:style style:name="T40" style:family="text">
      <style:text-properties officeooo:rsid="01bac75c"/>
    </style:style>
    <style:style style:name="T41" style:family="text">
      <style:text-properties officeooo:rsid="01c15758"/>
    </style:style>
    <style:style style:name="T42" style:family="text">
      <style:text-properties officeooo:rsid="01c64e46"/>
    </style:style>
    <style:style style:name="T43" style:family="text">
      <style:text-properties officeooo:rsid="01d8c78d"/>
    </style:style>
    <style:style style:name="T44" style:family="text">
      <style:text-properties officeooo:rsid="01dd672f"/>
    </style:style>
    <style:style style:name="T45" style:family="text">
      <style:text-properties officeooo:rsid="01dee9c9"/>
    </style:style>
    <style:style style:name="T46" style:family="text">
      <style:text-properties officeooo:rsid="01e005e1"/>
    </style:style>
    <style:style style:name="T47" style:family="text">
      <style:text-properties officeooo:rsid="01e34ae3"/>
    </style:style>
    <style:style style:name="T48" style:family="text">
      <style:text-properties officeooo:rsid="01e6b1d2"/>
    </style:style>
    <style:style style:name="T49" style:family="text">
      <style:text-properties officeooo:rsid="01eefbb6"/>
    </style:style>
    <style:style style:name="T50" style:family="text">
      <style:text-properties officeooo:rsid="01f4ffba"/>
    </style:style>
    <style:style style:name="T51" style:family="text">
      <style:text-properties officeooo:rsid="01f86e82"/>
    </style:style>
    <style:style style:name="T52" style:family="text">
      <style:text-properties officeooo:rsid="01fd54ce"/>
    </style:style>
    <style:style style:name="T53" style:family="text">
      <style:text-properties officeooo:rsid="020879b8"/>
    </style:style>
    <style:style style:name="T54" style:family="text">
      <style:text-properties officeooo:rsid="02091814"/>
    </style:style>
    <style:style style:name="T55" style:family="text">
      <style:text-properties officeooo:rsid="020b6442"/>
    </style:style>
    <style:style style:name="T56" style:family="text">
      <style:text-properties officeooo:rsid="020effee"/>
    </style:style>
    <style:style style:name="T57" style:family="text">
      <style:text-properties officeooo:rsid="02195fe2"/>
    </style:style>
    <style:style style:name="T58" style:family="text">
      <style:text-properties officeooo:rsid="02208d99"/>
    </style:style>
    <style:style style:name="T59" style:family="text">
      <style:text-properties officeooo:rsid="02234dc7"/>
    </style:style>
    <style:style style:name="T60" style:family="text">
      <style:text-properties officeooo:rsid="022e5043"/>
    </style:style>
    <style:style style:name="T61" style:family="text">
      <style:text-properties officeooo:rsid="023242f6"/>
    </style:style>
    <style:style style:name="T62" style:family="text">
      <style:text-properties officeooo:rsid="023a8683"/>
    </style:style>
    <style:style style:name="T63" style:family="text">
      <style:text-properties officeooo:rsid="024c048a"/>
    </style:style>
    <style:style style:name="T64" style:family="text">
      <style:text-properties officeooo:rsid="02524a35"/>
    </style:style>
    <style:style style:name="T65" style:family="text">
      <style:text-properties officeooo:rsid="025eb684"/>
    </style:style>
    <style:style style:name="T66" style:family="text">
      <style:text-properties officeooo:rsid="026662e5"/>
    </style:style>
    <style:style style:name="T67" style:family="text">
      <style:text-properties officeooo:rsid="026b601b"/>
    </style:style>
    <style:style style:name="T68" style:family="text">
      <style:text-properties officeooo:rsid="02751d27"/>
    </style:style>
    <style:style style:name="T69" style:family="text">
      <style:text-properties officeooo:rsid="027650dd"/>
    </style:style>
    <style:style style:name="T70" style:family="text">
      <style:text-properties officeooo:rsid="027b8115"/>
    </style:style>
    <style:style style:name="T71" style:family="text">
      <style:text-properties officeooo:rsid="027c7ab9"/>
    </style:style>
    <style:style style:name="T72" style:family="text">
      <style:text-properties officeooo:rsid="027ee47a"/>
    </style:style>
    <style:style style:name="T73" style:family="text">
      <style:text-properties officeooo:rsid="02841af0"/>
    </style:style>
    <style:style style:name="T74" style:family="text">
      <style:text-properties officeooo:rsid="02867aa0"/>
    </style:style>
    <style:style style:name="T75" style:family="text">
      <style:text-properties officeooo:rsid="028792b7"/>
    </style:style>
    <style:style style:name="T76" style:family="text">
      <style:text-properties officeooo:rsid="028836b7"/>
    </style:style>
    <style:style style:name="T77" style:family="text">
      <style:text-properties officeooo:rsid="0289d04a"/>
    </style:style>
    <style:style style:name="T78" style:family="text">
      <style:text-properties officeooo:rsid="0295bb58"/>
    </style:style>
    <style:style style:name="T79" style:family="text">
      <style:text-properties officeooo:rsid="0297f567"/>
    </style:style>
    <style:style style:name="T80" style:family="text">
      <style:text-properties officeooo:rsid="02992694"/>
    </style:style>
    <style:style style:name="T81" style:family="text">
      <style:text-properties officeooo:rsid="029b3cd8"/>
    </style:style>
    <style:style style:name="T82" style:family="text">
      <style:text-properties officeooo:rsid="029cd283"/>
    </style:style>
    <style:style style:name="T83" style:family="text">
      <style:text-properties officeooo:rsid="02a08b64"/>
    </style:style>
    <style:style style:name="T84" style:family="text">
      <style:text-properties officeooo:rsid="02a73cbb"/>
    </style:style>
    <style:style style:name="T85" style:family="text">
      <style:text-properties officeooo:rsid="02a9a202"/>
    </style:style>
    <style:style style:name="T86" style:family="text">
      <style:text-properties officeooo:rsid="02ac76f2"/>
    </style:style>
    <style:style style:name="T87" style:family="text">
      <style:text-properties officeooo:rsid="02ad348e"/>
    </style:style>
    <style:style style:name="T88" style:family="text">
      <style:text-properties officeooo:rsid="02b0a758"/>
    </style:style>
    <style:style style:name="T89" style:family="text">
      <style:text-properties officeooo:rsid="02b12a6f"/>
    </style:style>
    <style:style style:name="T90" style:family="text">
      <style:text-properties officeooo:rsid="02b4e72a"/>
    </style:style>
    <style:style style:name="T91" style:family="text">
      <style:text-properties officeooo:rsid="02b72432"/>
    </style:style>
    <style:style style:name="T92" style:family="text">
      <style:text-properties officeooo:rsid="02baf476"/>
    </style:style>
    <style:style style:name="T93" style:family="text">
      <style:text-properties officeooo:rsid="02bc65c5"/>
    </style:style>
    <style:style style:name="T94" style:family="text">
      <style:text-properties officeooo:rsid="02bcfd6d"/>
    </style:style>
    <style:style style:name="T95" style:family="text">
      <style:text-properties officeooo:rsid="02c0dae3"/>
    </style:style>
    <style:style style:name="T96" style:family="text">
      <style:text-properties officeooo:rsid="02c8a60c"/>
    </style:style>
    <style:style style:name="T97" style:family="text">
      <style:text-properties officeooo:rsid="02caeebf"/>
    </style:style>
    <style:style style:name="T98" style:family="text">
      <style:text-properties officeooo:rsid="02ccfcf1"/>
    </style:style>
    <style:style style:name="T99" style:family="text">
      <style:text-properties officeooo:rsid="02d63c24"/>
    </style:style>
    <style:style style:name="T100" style:family="text">
      <style:text-properties officeooo:rsid="02d8cd60"/>
    </style:style>
    <style:style style:name="T101" style:family="text">
      <style:text-properties officeooo:rsid="02dc8738"/>
    </style:style>
    <style:style style:name="T102" style:family="text">
      <style:text-properties officeooo:rsid="02df489f"/>
    </style:style>
    <style:style style:name="T103" style:family="text">
      <style:text-properties officeooo:rsid="02e1f5a3"/>
    </style:style>
    <style:style style:name="T104" style:family="text">
      <style:text-properties officeooo:rsid="02e45da6"/>
    </style:style>
    <style:style style:name="T105" style:family="text">
      <style:text-properties officeooo:rsid="02e5a6c8"/>
    </style:style>
    <style:style style:name="T106" style:family="text">
      <style:text-properties officeooo:rsid="02e65b1a"/>
    </style:style>
    <style:style style:name="T107" style:family="text">
      <style:text-properties officeooo:rsid="02f0e25f"/>
    </style:style>
    <style:style style:name="T108" style:family="text">
      <style:text-properties officeooo:rsid="02f13884"/>
    </style:style>
    <style:style style:name="T109" style:family="text">
      <style:text-properties officeooo:rsid="02f309e6"/>
    </style:style>
    <style:style style:name="T110" style:family="text">
      <style:text-properties officeooo:rsid="02f6915e"/>
    </style:style>
    <style:style style:name="T111" style:family="text">
      <style:text-properties officeooo:rsid="02ff0d9f"/>
    </style:style>
    <style:style style:name="T112" style:family="text">
      <style:text-properties officeooo:rsid="02ffcfd5"/>
    </style:style>
    <style:style style:name="T113" style:family="text">
      <style:text-properties officeooo:rsid="030104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其使用的坐标系是窗口坐标系。</text:span></text:p>
      <text:p text:style-name="P3"/>
      <text:p text:style-name="P3">二、向shader输入数据</text:p>
      <text:p text:style-name="P3">1. <text:span text:style-name="T9">attributes</text:span></text:p>
      <text:p text:style-name="P4"><text:tab/>准备好buffer并bind到target后，可通过设定属性的格式，然后enable该属性opengl即可自动从buffer获取数据到该属性中。</text:p>
      <text:p text:style-name="P5">2. uniforms</text:p>
      <text:p text:style-name="P6"><text:tab/>uniforms可直接将app中的数据直接输入到shader中。和attributes不同的是<text:span text:style-name="T10">：attributes是每vertex的，但是uniforms是固定的相当于常量。有两种Uniform Blocks，一种是缺省的，你可以直接使用uniform关键字定义它；另一种是自定义的。</text:span></text:p>
      <text:p text:style-name="P7">3. shader storage block</text:p>
      <text:p text:style-name="P7"><text:tab/>uniforms是只读的，但shader storage block则是shader可写。也就是说shader可以通过她输出数据<text:span text:style-name="T11">。</text:span></text:p>
      <text:p text:style-name="P8">4. Textures</text:p>
      <text:p text:style-name="P8"><text:tab/>texture的坐标可以预置好<text:span text:style-name="T12">，然后通过vertex shader，一对一的将texture坐标随着每个vertex传递到fragment shader中。这样纹理就可以紧紧围绕对象。一般纹理坐标会归一化为[0.0 ~ 1.0]。</text:span></text:p>
      <text:p text:style-name="P9"><text:tab/>纹理数据的读取方式可通过<text:span text:style-name="T13">Sampler进行控制。</text:span></text:p>
      <text:p text:style-name="P10"><text:tab/>通过<text:span text:style-name="T14">glBindTextureUnit可以绑定多个纹理到shader中。</text:span></text:p>
      <text:p text:style-name="P11"><text:tab/><text:span text:style-name="T15">texelFetch()只支持整数的坐标，而texture()者能支持浮点坐标，这就需要對texel进行插值，这个过程叫做texture filtering。</text:span></text:p>
      <text:p text:style-name="P12"><text:tab/><text:span text:style-name="T16">Mipmaps是一种用于解决大纹理缩小后画面质量下降的问题（闪烁）及其性能问题，即用大的纹理渲染小的物体时。</text:span></text:p>
      <text:p text:style-name="P12"><text:tab/>通过<text:span text:style-name="T17">image对象，可对texture进行读写。</text:span></text:p>
      <text:p text:style-name="P12"><text:tab/>纹理压缩<text:span text:style-name="T18">，纹理是最消耗空间的东西。因此使用压缩可节省空间，且减少cpu和gpu间的数据带宽的需求。</text:span></text:p>
      <text:p text:style-name="P13"><text:tab/>纹理视图<text:span text:style-name="T19">（texture views）,不同种类的纹理有些能兼容，比如2d 纹理可以看成是2d array纹理，这种情况下，纹理视图可以将一个纹理看成另一种兼容的纹理进行处理。</text:span></text:p>
      <text:p text:style-name="P13">三<text:span text:style-name="T20">、shader和编程</text:span></text:p>
      <text:p text:style-name="P13"><text:tab/>shader编程类似<text:span text:style-name="T21">C，但不同的是其matrix和vec是其基本类型，另外其代码更适用于并行运行。递归不能用于shader编程中。</text:span></text:p>
      <text:p text:style-name="P14">1. 标量</text:p>
      <text:p text:style-name="P14"><text:tab/>仅支持32bit和64bit的类型：bool/float/double/int/unsigned int.</text:p>
      <text:p text:style-name="P15">2. vector<text:span text:style-name="T22">s</text:span> 和 matri<text:span text:style-name="T23">ces</text:span></text:p>
      <text:p text:style-name="P15"><text:tab/><text:span text:style-name="T24">matrix只有float和double两种，float是默认的。命名如：mat2/mat2x3/mat2x4/mat3x2/mat3/mat3x4/mat4x2/mat4x3/mat4, 如果是double类型的，则需加d前缀。对于向量，有对应于所有5种标量的类型，比如：默认float 命名为vec2/vec3/vec4，其他类型需加上前缀（b/d/i/u)。</text:span></text:p>
      <text:p text:style-name="P15"><text:tab/><text:span text:style-name="T25">vector可以通过标量及其它vector进行构造。其成员可以通过数组下标访问，也可以其成员(x,y,z,w)/(r,g,b,a)/(s,t,p,q)访问。特别的，我们可以任意组合其同类成员，以便构造另一个vector。比如foo.xzw构造了一个3维的向量，或者foo.xxxx等等。</text:span></text:p>
      <text:p text:style-name="P15"><text:tab/>matrix可以看成为<text:span text:style-name="T26">vector的数组，数组的每个元素表示matrix的一列。</text:span></text:p>
      <text:p text:style-name="P16">3. 从编译器获取信息</text:p>
      <text:p text:style-name="P17"><text:tab/><text:span text:style-name="T27">glGetShaderiv，比如</text:span><text:span text:style-name="T28">GL_COMPILE_STATUS/GL_SHADER_TYPE/GL_DELETE_STATUS/GL_SHADER_SOURCE_LENGTH/GL_INFO_LOG_LENGTH</text:span></text:p>
      <text:p text:style-name="P18"><text:tab/><text:span text:style-name="T29">glGetShaderInfoLog，获取编译器生成的log信息。</text:span></text:p>
      <text:p text:style-name="P19"><text:tab/>也可以得到链接状态<text:span text:style-name="T30">：glGetProgramiv及其对应log glGetProgramInfoLog</text:span></text:p>
      <text:p text:style-name="P20">4. shader可以分开编译</text:p>
      <text:p text:style-name="P20"><text:tab/>这样就可以减少shader的各种组合编译方式。</text:p>
      <text:p text:style-name="P20"><text:tab/>但是需要注意输入输出的接口要统一<text:span text:style-name="T31">。</text:span></text:p>
      <text:p text:style-name="P20">四<text:span text:style-name="T31">、顶点处理及其绘图命令</text:span></text:p>
      <text:p text:style-name="P21">1. <text:span text:style-name="T37">vertex </text:span>shader的输入/输出</text:p>
      <text:p text:style-name="P21"><text:tab/>至于输入<text:span text:style-name="T33">，</text:span>之前讲过，主要是position。一般在shader source code前我们会定义其所需要的所有输入。比如position/texture coordination/color/<text:span text:style-name="T32">normal 等等。</text:span></text:p>
      <text:p text:style-name="P22"><text:soft-page-break/><text:tab/>一般我们使用<text:span text:style-name="T34">glVertexAttribPointer (GLuint index, GLint size, GLenum type, GLboolean normalized, GLsizei stride, const GLvoid *pointer);设置属性的输入格式。当前bind到GL_ARRAY_BUFFER的buffer将来输入vertex. </text:span></text:p>
      <text:p text:style-name="P22"><text:tab/>这个函数其实是基于另外三个稍底层的函数的<text:span text:style-name="T35">：</text:span></text:p>
      <text:p text:style-name="P23"><text:tab/><text:tab/>glVertexAttribFormat (GLuint attribindex, GLint size, GLenum type, GLboolean normalized, GLuint relativeoffset);</text:p>
      <text:p text:style-name="P23"><text:tab/><text:tab/>glVertexAttribBinding (GLuint attribindex, GLuint bindingindex);</text:p>
      <text:p text:style-name="P23"><text:tab/><text:tab/>glBindVertexBuffer (GLuint bindingindex, GLuint buffer, GLintptr offset, GLsizei stride);</text:p>
      <text:p text:style-name="P23">参数relative<text:span text:style-name="T36">offset相当于pointer的作用，指向具体该属性对应的buffer位置。bindingindex可用于bind buffer并和attribute建立联系。</text:span></text:p>
      <text:p text:style-name="P24"><text:tab/>vertex shader的输出</text:p>
      <text:p text:style-name="P24"><text:tab/><text:tab/>out gl_PerVertex</text:p>
      <text:p text:style-name="P24"><text:tab/><text:tab/>{</text:p>
      <text:p text:style-name="P24"><text:tab/><text:tab/><text:tab/>vec4 gl_Position;</text:p>
      <text:p text:style-name="P24"><text:tab/><text:tab/><text:tab/>float gl_PointSize;</text:p>
      <text:p text:style-name="P24"><text:tab/><text:tab/><text:tab/>float gl_ClipDistance[];</text:p>
      <text:p text:style-name="P24"><text:tab/><text:tab/><text:tab/>float gl_CullDistance[];</text:p>
      <text:p text:style-name="P24"><text:tab/><text:tab/>};</text:p>
      <text:p text:style-name="P25">gl_ClipDistance和gl_CullDistance用于clipping和culling<text:span text:style-name="T38">。gl_ClipDistance[]表示顶点距离frustum的六个面间的距离。当然，这个也可以用户自定义。</text:span></text:p>
      <text:p text:style-name="P25">3. 绘图命令</text:p>
      <text:p text:style-name="P26"><text:tab/><text:span text:style-name="T39">glDrawArrays()，vertex数据顺序输入</text:span></text:p>
      <text:p text:style-name="P26"><text:tab/><text:span text:style-name="T39">glDrawElements()，通过index定位vertex在vertex 数组（buffer）中的位置。</text:span></text:p>
      <text:p text:style-name="P27"><text:tab/>几何图形通常使用triangle strips表示<text:span text:style-name="T40">，这样除開起始位置的triangle，每个点即可表示一个triangle。而GL_PRIMITIVE_RESTART参数可通过标记另一个strip的起点使得opengl能够识别一个新的strip的开始。这个标记可通过glPrimitiveRestartIndex(index)设置。</text:span></text:p>
      <text:p text:style-name="P28"><text:tab/><text:span text:style-name="T41">Instanced rendering, 经常会有需求render相似的物体很多次。你可以简单的loop render动作，但是这样的效率比较底，很多时间都消耗在发送命令上，而不是绘图。因此OpenGL提供了glDrawArraysInstanced()/glDrawElementsInstanced()函数实现这一个需求。我们可以使用gl_InstanceID使每个实例都有些微的区别。glVertexAttribDivisor()，可以使用这个函数对instance进行配置，比如每一个instance从array读取一次。</text:span></text:p>
      <text:p text:style-name="P29"><text:tab/><text:span text:style-name="T42">Indirect Draws，函数需要的参数不是直接传递给函数的，而是预先保持在buffer中的。这样我们就可以预先准备好这些参数，或者通过shader生成这些参数。cpu可以使用多线程来生成这些参数。glMultiDrawArraysIndirect()/glMultiDrawElementsIndirect() 可以处理数以百万计的命令。</text:span></text:p>
      <text:p text:style-name="P35">4. Storing Transformed Vertices</text:p>
      <text:p text:style-name="P35"><text:tab/>将shader输出的verteces保持到buffer中。glTransformFeedbackVaryings()设置需要保存的varyings。有些类似于recording，可以启动/暂停/恢复/终止等。如不希望输出任何图形，可以disable rasterization.</text:p>
      <text:p text:style-name="P30"><text:tab/>这种功能用于模拟因为受力改变的cloth状态非常有用<text:span text:style-name="T43">。</text:span></text:p>
      <text:p text:style-name="P31">5. clipping</text:p>
      <text:p text:style-name="P32"><text:tab/>我们可以通过<text:span text:style-name="T38">gl_ClipDistance[]</text:span>自定义裁剪方式<text:span text:style-name="T44">。</text:span></text:p>
      <text:p text:style-name="P33">五<text:span text:style-name="T45">、Primitive Processing</text:span></text:p>
      <text:p text:style-name="P33"><text:tab/>即这里的shader处理的对象是primitive<text:span text:style-name="T46">，而不是之前vertex shader所处理的vertex。</text:span></text:p>
      <text:p text:style-name="P34"><text:tab/>Tesselatioin shader的输入是一组control points<text:span text:style-name="T47">，称其为patch。</text:span></text:p>
      <text:p text:style-name="P36">六、Fragment Processing and the Framebuffer</text:p>
      <text:p text:style-name="P36"><text:tab/>这是所谓的back end，即rasterization之后的处理。</text:p>
      <text:p text:style-name="P37">1. 插值</text:p>
      <text:p text:style-name="P36"><text:tab/>一般浮点型的输入默认都是经过插值后输入到<text:span text:style-name="T48">Fragment shader中的，但我们也可以将其声明为flat，表示不需插值。另外做插值时默认都需要进行perspective矫正，但是我们也可将其声明为noperspective, 表示不需进行矫正。</text:span></text:p>
      <text:p text:style-name="P37">2. 每fragment 测试</text:p>
      <text:p text:style-name="P37"><text:tab/>scissor test<text:span text:style-name="T49">，通过定义一个在窗口坐标范围内的rectangle，设定裁剪范围。跟viewport一样，我们可以定义多个的scissor rectangle,其index和viewport一致。</text:span></text:p>
      <text:p text:style-name="P38"><text:tab/>Stencil Testing, 这需要framebufer的支持，一般framebuffer有8bits的stencil buffer<text:span text:style-name="T50">。glStencilFuncSeparate()用于测试 stencil buffer，而glStencilOpSeparate用于如何处理测试结果，比如修改stencil buffer。</text:span></text:p>
      <text:p text:style-name="P39"><text:tab/><text:span text:style-name="T51">Depth Testing，framebuffer有一个0～1范围的depth buffer。操作类似stencil Testing. 默认OpenGL将near plane处的z设为0，far plane处的z设为1. 但Depth Clamping，将关闭依据near/far plane进行clipping，而将在near plane和far plane之外的物体clamp后投影到near或far plane中。</text:span></text:p>
      <text:p text:style-name="P40"><text:tab/>逻辑上来说<text:span text:style-name="T52">，stencil testing和depth testing是在fragment shader运行后进行的。但多数硬件可支持在shader运行前进行test，这样可避免shader不需要的fragment。某些情况下，test无法在shader运行前执行，因为可能带来副作用。比如如果你计划修改shader中的gl_FragDepth时，test无法在shader运行前执行。为此OpenGL提供了一个标识符，用于说明你即将要对gl_FragDepth所作的修改，比如depth_any，depth_less，depth_greater和depth_unchanged。</text:span></text:p>
      <text:p text:style-name="P41">3. Color Output</text:p>
      <text:p text:style-name="P41"><text:tab/>这是在fragment写入framebuffer前<text:span text:style-name="T53">，pipeline最后的一部分。</text:span></text:p>
      <text:p text:style-name="P42"><text:tab/><text:span text:style-name="T54">Blending，即将最终通过测试的fragment的颜色和源颜色进行混色。OpenGL提供了多种的混色方法。</text:span></text:p>
      <text:p text:style-name="P43"><text:tab/><text:span text:style-name="T55">Logical Operations，如果像素格式和bit 深度和framebuffer相同，还可作逻辑操作（与/或/非/异或）。不过blending将被忽略。这种功能很少用到。<text:tab/></text:span></text:p>
      <text:p text:style-name="P44"><text:tab/><text:span text:style-name="T56">Color Masking，red/green/blue/alpha这四个channel都可以mask。如果是off screen渲染，那么还可依据index对多个color buffer分别设置。</text:span></text:p>
      <text:p text:style-name="P52"><text:tab/>Mask功能很有用，比如在绘制阴影时，可忽略所有的color分量。在贴瓷釉时，可忽略depth buffer。</text:p>
      <text:p text:style-name="P44"/>
      <text:p text:style-name="P45"><text:soft-page-break/>4. Off-Screen Rendering</text:p>
      <text:p text:style-name="P46"><text:tab/>默认的framebuffer是窗口系统提供的<text:span text:style-name="T57">，因此我们对其参数所能做的修改比较有限。离屏渲染就是生成自己的framebuffer object，并通过他自己render到texture中。glBindFramebuffer(GL_FRAMEBUFFER, fbo)即可将当前的framebuffer bind到当前的上下文，glBindFramebuffer(GL_FRAMEBUFFER, 0);即可将缺省的framebuffer bind到context。</text:span></text:p>
      <text:p text:style-name="P47"><text:tab/><text:span text:style-name="T58">Multiple Framebuffer Attachments，即Attachment可以有多个:GL_COLOR_ATTACHMENT0，GL_COLOR_ATTACHMENT1， GL_COLOR_ATTACHMENT2等等，最多可以有8个。</text:span></text:p>
      <text:p text:style-name="P48"><text:tab/><text:span text:style-name="T59">Layered Rendering，即可以使用array textures或3d texture。在geometry shader中，可以通过内置变量gl_Layer，将Vertex输出到对应的layer中。因为可以使用不同的pvm变换，因此，这种方法可以用于3d渲染中。</text:span></text:p>
      <text:p text:style-name="P49"><text:tab/><text:span text:style-name="T60">Framebuffer Completeness，我们可以使用glCheckFramebufferStatus() 检查framebuffer obj的设置是否完成。</text:span></text:p>
      <text:p text:style-name="P50"><text:tab/><text:span text:style-name="T61">Rendering in Stereo，这个是系统相关的，其依赖于使用的设备。这里我们可以使用geometry shader实现左右眼不同的image。</text:span></text:p>
      <text:p text:style-name="P53">5. Antialiasing</text:p>
      <text:p text:style-name="P54"><text:tab/>防锯齿现象。aliasing是因为采用频率不足导致的，因此在消除aliasing时，可以考虑增加采样率。</text:p>
      <text:p text:style-name="P54"><text:tab/>filter是采用和背景色混色的一种防抖技术，根据fragment和pixel间的overlay比例关系确定混色比例。</text:p>
      <text:p text:style-name="P55"><text:tab/><text:span text:style-name="T62">Multi-Sample，即通过增加采样的方式防抖，即每个像素有多个的采样点（1，2，4，8）。这种技术也可用于texture中。</text:span></text:p>
      <text:p text:style-name="P60"><text:tab/>Sample Coverage ，即fragment和pixel之间覆盖的比率，我们可以使能并控制他来达到防抖的效果。有三种方法：1）使用alpha直接表示表示为coverage，比如一个fragment的alpha为0.4，而OpenGL认为该pixel有66%被primitive所覆盖，那么samples的个数就是0.4*0.66 = 0.25，对于8 sample 的MSAA buffer，那么最终有2个sample被写入。2）手动修改coverage，glSampleCoverage(value, invert)。3 ）直接在fragment shader中进行设置，使用两个内置变量gl_SampleMaskIn[] and gl_SampleMask[]，前者是OpenGL在光栅化的时候生成的。</text:p>
      <text:p text:style-name="P56"><text:tab/><text:span text:style-name="T63">Sample Rate Shading，Multi-Sample防抖计算能解决primitive边缘的锯齿现象，但是无法解决shader直接产生的一些edge的锯齿。Sample Rate Shading使能后，shader将为每个sample运行一次，比如8 sample per pixel，其要最大可运行8次per pixel。可以通过函数 glMinSampleShading()设置有多大比例的sample进行shading，比如设置为0.5或1.0. 如果fragment shader中有声明sample in vec2 tex_coord;，者表示shader以sample rate运行，且每sample tex_coord都有不同。</text:span></text:p>
      <text:p text:style-name="P57"><text:tab/><text:span text:style-name="T64">Centroid Sampling，质心采样。如果使用multi-sampled draw buffer进行render，OpenGL在插值时会随意选取pixel中的sample进行插值。这种方法在插值edge处的sample时会有问题，因为有些sample甚至并不处于primitive的coverage中。但是如果以centroid对输入进行修饰，centroid in vec2 tex_coord;，则OpenGL在插值时会使用同时被pixel和primitive所覆盖的sample。不过需要注意在需要精确的gradient的情况下，不要使用centroid sampling，因为sample间隔可能会大于一个pixel。这个可以用来检测edge。</text:span></text:p>
      <text:p text:style-name="P58">6. Advanced Framebuffer Formats</text:p>
      <text:p text:style-name="P59"><text:tab/><text:span text:style-name="T65">Rendering with No Attachments，即未绑定任何的texture给Framebuffer。但是我们依然可以通过shader获取side effect，比如atomic counter，或者保存到image中等等。此时我们可以设置一个很大的viewport（比如10000*10000），而不用考虑memory的问题。</text:span></text:p>
      <text:p text:style-name="P51"><text:tab/><text:span text:style-name="T66">Floating-Point Framebuffers，即full floating-point precision的数据。一般pipeline会clamp到（0.0～1.0）的范围，因此使用fixed-point格式的数据，但这样的精度较低，无法包含足够的信息。虽然floating-point精度的color格式无法在display上显示，但是我们可以设置texture为floating-point格式的颜色，然后根据我们的需要处理后再clamp到（0.0～1.0），使其在display上显示。Using Floating-Point Formats，只需将texture的数据格式声明为GL_RGBA16F等，其表示16bit的float。</text:span><text:tab/><text:span text:style-name="T67">High Dynamic Range(HDR)，HDR image就是将不同曝光度的image合成，使其同时包含高亮处和灰暗处的细节。Tone Mapping，</text:span></text:p>
      <text:p text:style-name="P61">7. Point Sprites</text:p>
      <text:p text:style-name="P62"><text:tab/>在对点作纹理的时候，显然无法像其他primitive一样作纹理，<text:span text:style-name="T68">OpenGL针对这种情况做了一些特殊的配置。有些内置变量可用，gl_PointSize可以设置点的大小，而gl_PointCoord可用于纹理采样。</text:span></text:p>
      <text:p text:style-name="P63"><text:tab/><text:span text:style-name="T69">Shaped Points，即我们可以赋予点一个形状。</text:span></text:p>
      <text:p text:style-name="P64">8. Getting at Your Image</text:p>
      <text:p text:style-name="P64"><text:tab/>有时候我们并不希望render完成后<text:span text:style-name="T70">，将framebuffer显示到display上，而是保存为image。</text:span></text:p>
      <text:p text:style-name="P65"><text:tab/><text:span text:style-name="T71">Reading from a Framebuffer，即从framebuffer读取color/depth/stencil等。比如我们可以Taking a Screenshot。</text:span></text:p>
      <text:p text:style-name="P66"><text:tab/><text:span text:style-name="T72">Copying Data between Framebuffers，即framebuffer间的copy，我们不需将其copy到cpu的内存空间，这样的效率很低。可以使用blit命令进行快速拷贝。不仅仅只是拷贝，在拷贝的同时还可以进行缩放。</text:span></text:p>
      <text:p text:style-name="P67"><text:tab/><text:span text:style-name="T73">Copying Data into a Texture，可以直接copy framebuffer到texture中，也可在texture间进行拷贝。</text:span></text:p>
      <text:p text:style-name="P68"><text:tab/><text:span text:style-name="T74">Reading Back Texture Data，即可以从texture中读取数据。</text:span></text:p>
      <text:p text:style-name="P68"/>
      <text:p text:style-name="P69">七<text:span text:style-name="T75">、Compute Shaders</text:span></text:p>
      <text:p text:style-name="P69"><text:tab/>可用于进行图片处理<text:span text:style-name="T76">。</text:span></text:p>
      <text:p text:style-name="P70"><text:tab/><text:span text:style-name="T77">Using Compute Shaders, Compute Shader是一个独占的shader不能和其他graphic shader一起使用，也就是说pipeline中只能有compute shader。</text:span></text:p>
      <text:p text:style-name="P105"><text:s/>void glDispatchCompute(GLuint num_groups_x,</text:p>
      <text:p text:style-name="P106"><text:tab/><text:tab/><text:tab/><text:tab/>GLuint num_groups_y,</text:p>
      <text:p text:style-name="P106"><text:tab/><text:tab/><text:tab/><text:tab/>GLuint num_groups_z);</text:p>
      <text:p text:style-name="P107">work groups分为global和local work groups。 glDispatchCompute()将发起一个global work groups，其会分为多个的local work groups进行运行。num_groups_x,num_groups_y,num_groups_z即确定了local work groups的数量。而每个local work group中x,y,z的值可以通过shader内部的layout标识符表示，比如layout (local_size_x = 4,local_size_y = 7,local_size_z = 10) in; shader的一次invocation表示一个work item，即这个work group有280 个work item。有几个内置的输入变量表示当前invocation在global work group中的位置：</text:p>
      <text:p text:style-name="P71">uvec3 gl_LocalInvocationID //work group中的位置</text:p>
      <text:p text:style-name="P72"><text:span text:style-name="T78">uvec3 </text:span>gl_WorkGroupSize // work group的大小<text:span text:style-name="T79">(local_size_x, local_size_y, local_size_z)</text:span></text:p>
      <text:p text:style-name="P73">uvec3 gl_WorkGroupID //work group id，即其在global work group中的位置</text:p>
      <text:p text:style-name="P73">uvec3 gl_NumWorkGroups //global work group的大小<text:span text:style-name="T80">，即work group的数量。</text:span></text:p>
      <text:p text:style-name="P74">Uvec3 gl_GlobalInvocationID //gl_WorkGroupID * gl_WorkGroupSize + gl_LocalInvocationID;</text:p>
      <text:p text:style-name="P75"><text:soft-page-break/>gl_LocalInvocationIndex //<text:span text:style-name="T81">gl_LocalInvocationID的一维表示</text:span></text:p>
      <text:p text:style-name="P76"><text:tab/><text:span text:style-name="T82">Compute Shader Communication和tessellation control shaders很相似，在单个patch(或者work group)中每个control point(或者work item)的invocation，shader可以对patch标识符（或者shared标识符）表示的变量进行读写操作。即在单个的patch中，各个invocation间可通过这种方式进行通讯。</text:span></text:p>
      <text:p text:style-name="P77"><text:tab/><text:span text:style-name="T83">Synchronizing Compute Shaders，一个work group的会分成数个chunk，这些chunk会分配一个gpu的时间片，而这些chunk是乱序执行的。当使用shared memory的时候，使用barrier进行同步就很有必要。调用barrier意味着你放弃时间片，等work group中的其它所有invocation执行到相同的位置后才能继续往下执行。</text:span></text:p>
      <text:p text:style-name="P77"><text:tab/><text:span text:style-name="T84">OpenGL3.30版本并不支持computer shader！</text:span></text:p>
      <text:p text:style-name="P78"/>
      <text:p text:style-name="P79">八<text:span text:style-name="T85">、Advanced Data Management<text:line-break/><text:tab/>Eliminating Binding，传统的bind方式，shader所能使用的texture数量有限，一般不超过32个。且再draw命名间需要不断的binding和unbinding操作，使用不方便。GL_ARB_bindless_texture 扩展可支持handle的方式来binding texture。</text:span></text:p>
      <text:p text:style-name="P80"><text:tab/><text:span text:style-name="T86">Sparsely Populated Textures，textures是消耗内存最多的资源，但是实际使用时并不需要所有的data，考虑到这种情况，GL_ARB_sparse_texture扩展支持仅load部分的texture。</text:span></text:p>
      <text:p text:style-name="P80"/>
      <text:p text:style-name="P81">九、Controlling and Monitoring the Pipeline</text:p>
      <text:p text:style-name="P81"><text:tab/>查询指令在<text:span text:style-name="T87">pipeline中</text:span>的执行情况<text:span text:style-name="T87">，测量指令执行的时间，app和OpenGL间如何同步，不同上下文间如何同步。</text:span></text:p>
      <text:p text:style-name="P86"><text:span text:style-name="T93">1. <text:s/></text:span>Queries</text:p>
      <text:p text:style-name="P86"><text:tab/>就象在课堂上举手一样<text:span text:style-name="T88">，我们可以请求多个Queries，这些Queries会在Pipeline中排队，等待处理。Queries对象和其他对象一样可以生成或删除。</text:span></text:p>
      <text:p text:style-name="P82"><text:tab/><text:span text:style-name="T89">Occlusion Queries，统计有可能会被显示的sample的数量。这个可以用来作性能优化，如果有个object非常复杂，但是其最终并没有被显示出来，那么这个object可以不用render。</text:span></text:p>
      <text:p text:style-name="P83"><text:tab/><text:span text:style-name="T90">Timer Queries，判断rendering消耗的时间。可用于判断那些场景render消耗的时间较长，因此可以将优化放到这部分场景中。</text:span></text:p>
      <text:p text:style-name="P84"><text:tab/><text:span text:style-name="T91">Transform Feedback Queries，即OpenGL可记录回写到transform feedback buffers顶点的数量，或者生成的或写入feedback buffers primitive的数量。feedback buffer常用来作为vertex buffer，因此我们可以使用这个Query得到vertex的数量。</text:span></text:p>
      <text:p text:style-name="P85"><text:tab/><text:span text:style-name="T92">Pipeline State Queries，需要支持GL_ARB_pipeline_statistics_query扩展。这些queries可用于对比GPU的性能参数，看有多接近。</text:span></text:p>
      <text:p text:style-name="P87">2. Synchronization in OpenGL</text:p>
      <text:p text:style-name="P88"><text:tab/><text:span text:style-name="T94">Draining the Pipeline，glFlush()确保所有commands已发往OpenGL，但对于其执行的状态一无所知。而glFinish(),则确保所有命令已经执行完毕，pipeline已清空。glFinish()因其会导致性能的损失，一般不用它。</text:span></text:p>
      <text:p text:style-name="P89"><text:tab/><text:span text:style-name="T95">Synchronization and Fences，有时在不清空pipeline的情况下，获知命令执行的状态很重要。OpenGL可以生成一些sync objects，用于等待一些event的发生。比如：glFenceSync(GL_SYNC_GPU_COMMANDS_COMPLETE, 0) 和glClientWaitSync(sync, GL_SYNC_FLUSH_COMMANDS_BIT, timeout); <text:s/>GL_SYNC_FLUSH_COMMANDS_BIT表示要确保sync object已经进入pipeline，否者wait的时候会一直等待下去。和glClientWaitSync()不同，glWaitSync()是用于GPU的等待的。glWaitSync()可用于不同context的同步，即sync对象可用于不同的context中。</text:span></text:p>
      <text:p text:style-name="P89"/>
      <text:p text:style-name="P90">十<text:span text:style-name="T96">、Rendering Techniques</text:span></text:p>
      <text:p text:style-name="P91">1. Lighting Models</text:p>
      <text:p text:style-name="P91"><text:tab/>图形渲染其实就是对光线的模拟<text:span text:style-name="T97">，让user以为看到的是一个真实的世界。因此我们必须模拟光线在真实环境中对物体表面的作用。下面是几种可用于real-time应用开发的lighting models。</text:span></text:p>
      <text:p text:style-name="P92"><text:tab/><text:span text:style-name="T98">The Phong Lighting Model，物体都有三种材料属性：环境光/散射光/镜面反射，最终物体的颜色就是光源和这三种属性相互作用的结果。Ambient Light是任何方向上都有的光线，作用于物体的所有表面。Diffuse Light是光源到达物体表面后，经过物体表面反射后的光线。Specular Highlight是光源在物体表面的成像，和观察者的位置有关。</text:span></text:p>
      <text:p text:style-name="P93"><text:tab/><text:span text:style-name="T99">Blinn-Phong Lighting，这个是对Phong lighting model的优化。使用H代替R，以避免reflect函数的使用。</text:span></text:p>
      <text:p text:style-name="P94"><text:tab/><text:span text:style-name="T100">Rim Lighting，处理物体边缘的漏光现象。</text:span></text:p>
      <text:p text:style-name="P95"><text:tab/><text:span text:style-name="T101">Normal Mapping，进一步改进，为提供更多的细节，我们可以建立一个带normal的texture，通过对texture的插值，为每个fragment提供normal，这样render出来的图像更清晰。</text:span></text:p>
      <text:p text:style-name="P96"><text:tab/><text:span text:style-name="T102">Environment Mapping，针对各种环境下的lighting model。即考虑环境在物体上的成像。</text:span></text:p>
      <text:p text:style-name="P97"><text:tab/><text:span text:style-name="T103">Material Properties，不同材质对光的反射很不一样，此时会用到多个environment texture，并根据材质的不同进行选择。</text:span></text:p>
      <text:p text:style-name="P98"><text:tab/><text:span text:style-name="T104">Casting Shadows，考虑物体间的相互投影。</text:span></text:p>
      <text:p text:style-name="P99"><text:tab/><text:tab/><text:span text:style-name="T105">Shadow Mapping，即从光源看一个场景时，各个物体的可见性。</text:span></text:p>
      <text:p text:style-name="P100"><text:tab/><text:span text:style-name="T106">Atmospheric Effects，空气并非透明，因此光线在其中传输时会被散射/吸收等。比如Fog等。</text:span></text:p>
      <text:p text:style-name="P101">2. Non-Photo-Realistic Rendering</text:p>
      <text:p text:style-name="P101"><text:tab/>即对场景作艺术处理<text:span text:style-name="T107">。</text:span></text:p>
      <text:p text:style-name="P102"><text:tab/><text:span text:style-name="T108">Cell Shading: Texels as Light，以散射光的强度作为1D texture的坐标，然后使用该texture进行渲染。</text:span></text:p>
      <text:p text:style-name="P103"><text:tab/><text:span text:style-name="T109">Alternative Rendering Methods，不同于传统的渲染方式，我们可以使用并行的方式处理一些计算。</text:span></text:p>
      <text:p text:style-name="P104"><text:tab/><text:tab/><text:span text:style-name="T110">Deferred Shading，有些被遮挡的物体其实不必渲染出来。我们可以推迟这一比较耗时的动作。我们先使用一个比较简单的fragment shader，输出一些信息到framebuffer的G-buffer中，这些信息可能会在最后用于实际渲染。G-buffer生成后，仅需要对每个fragment作一次实际渲染需要的计算。</text:span></text:p>
      <text:p text:style-name="P108"><text:tab/><text:tab/><text:tab/><text:span text:style-name="T111">Generating the G-Buffer，</text:span></text:p>
      <text:p text:style-name="P108"><text:tab/><text:tab/><text:tab/><text:span text:style-name="T112">The example should run in OpenGL 420 version.</text:span></text:p>
      <text:p text:style-name="P109"><text:tab/><text:span text:style-name="T113">Screen-Space Techniques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8-12T11:35:19.776586900</dc:date>
    <meta:editing-duration>P39DT21H4M59S</meta:editing-duration>
    <meta:editing-cycles>684</meta:editing-cycles>
    <meta:document-statistic meta:table-count="0" meta:image-count="0" meta:object-count="0" meta:page-count="4" meta:paragraph-count="168" meta:word-count="5725" meta:character-count="13091" meta:non-whitespace-character-count="12515"/>
  </office:meta>
</office:document-meta>
</file>